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264cm" table:align="left"/>
    </style:style>
    <style:style style:name="Tableau1.A" style:family="table-column">
      <style:table-column-properties style:column-width="3.508cm"/>
    </style:style>
    <style:style style:name="Tableau1.B" style:family="table-column">
      <style:table-column-properties style:column-width="4.7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officeooo:rsid="00215298" officeooo:paragraph-rsid="00224532"/>
    </style:style>
    <style:style style:name="P3" style:family="paragraph" style:parent-style-name="Text_20_body">
      <style:text-properties fo:font-style="italic" officeooo:rsid="0016466a" officeooo:paragraph-rsid="0016466a" style:font-style-asian="italic" style:font-style-complex="italic"/>
    </style:style>
    <style:style style:name="P4" style:family="paragraph" style:parent-style-name="Text_20_body">
      <style:text-properties officeooo:paragraph-rsid="00224532"/>
    </style:style>
    <style:style style:name="P5" style:family="paragraph" style:parent-style-name="Text_20_body">
      <style:text-properties style:use-window-font-color="true" officeooo:rsid="002772f0" officeooo:paragraph-rsid="002772f0"/>
    </style:style>
    <style:style style:name="P6" style:family="paragraph" style:parent-style-name="Text_20_body">
      <style:text-properties style:use-window-font-color="true" officeooo:rsid="0028f7b5" officeooo:paragraph-rsid="0028f7b5"/>
    </style:style>
    <style:style style:name="P7" style:family="paragraph" style:parent-style-name="Text_20_body">
      <style:text-properties fo:font-weight="normal" officeooo:rsid="0022dcb2" officeooo:paragraph-rsid="0022dcb2" style:font-weight-asian="normal" style:font-weight-complex="normal"/>
    </style:style>
    <style:style style:name="P8" style:family="paragraph" style:parent-style-name="Text_20_body">
      <style:text-properties fo:font-weight="normal" officeooo:rsid="0022dcb2" officeooo:paragraph-rsid="002a1d30" style:font-weight-asian="normal" style:font-weight-complex="normal"/>
    </style:style>
    <style:style style:name="P9" style:family="paragraph" style:parent-style-name="Text_20_body">
      <style:text-properties officeooo:paragraph-rsid="00269bb3"/>
    </style:style>
    <style:style style:name="P10" style:family="paragraph" style:parent-style-name="Text_20_body">
      <style:text-properties officeooo:rsid="002772f0" officeooo:paragraph-rsid="002772f0"/>
    </style:style>
    <style:style style:name="P11" style:family="paragraph" style:parent-style-name="Text_20_body">
      <style:text-properties officeooo:paragraph-rsid="002772f0"/>
    </style:style>
    <style:style style:name="P12" style:family="paragraph" style:parent-style-name="Text_20_body">
      <style:text-properties officeooo:rsid="0028f7b5" officeooo:paragraph-rsid="0028f7b5"/>
    </style:style>
    <style:style style:name="P13" style:family="paragraph" style:parent-style-name="Text_20_body">
      <style:text-properties officeooo:rsid="0028f7b5" officeooo:paragraph-rsid="002a1d30"/>
    </style:style>
    <style:style style:name="P14" style:family="paragraph" style:parent-style-name="Text_20_body">
      <style:text-properties officeooo:paragraph-rsid="0028f7b5"/>
    </style:style>
    <style:style style:name="P15" style:family="paragraph" style:parent-style-name="Text_20_body">
      <style:text-properties officeooo:rsid="002a1d30" officeooo:paragraph-rsid="002a1d30"/>
    </style:style>
    <style:style style:name="P16" style:family="paragraph" style:parent-style-name="Text_20_body">
      <style:text-properties officeooo:rsid="00269bb3" officeooo:paragraph-rsid="00269bb3"/>
    </style:style>
    <style:style style:name="P17" style:family="paragraph" style:parent-style-name="Text_20_body">
      <style:text-properties officeooo:rsid="00236fb5" officeooo:paragraph-rsid="002a1d30"/>
    </style:style>
    <style:style style:name="P18" style:family="paragraph" style:parent-style-name="Standard">
      <style:text-properties officeooo:rsid="0016466a" officeooo:paragraph-rsid="0016466a"/>
    </style:style>
    <style:style style:name="P19" style:family="paragraph" style:parent-style-name="Preformatted_20_Text">
      <style:text-properties fo:font-weight="bold" style:font-weight-asian="bold" style:font-weight-complex="bold"/>
    </style:style>
    <style:style style:name="P20" style:family="paragraph" style:parent-style-name="Preformatted_20_Text">
      <style:text-properties fo:font-weight="bold" officeooo:paragraph-rsid="00264795" style:font-weight-asian="bold" style:font-weight-complex="bold"/>
    </style:style>
    <style:style style:name="P21" style:family="paragraph" style:parent-style-name="Preformatted_20_Text">
      <style:text-properties style:font-name="Times New Roman" fo:font-size="12pt" fo:language="zxx" fo:country="none" fo:font-weight="normal" officeooo:rsid="00236fb5" officeooo:paragraph-rsid="002a1d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able_20_Contents">
      <style:text-properties officeooo:paragraph-rsid="002a1d30"/>
    </style:style>
    <style:style style:name="P23" style:family="paragraph" style:parent-style-name="Text_20_body" style:list-style-name="L1">
      <style:text-properties fo:font-weight="bold" officeooo:rsid="00169b71" officeooo:paragraph-rsid="00169b71" style:font-weight-asian="bold" style:font-weight-complex="bold"/>
    </style:style>
    <style:style style:name="P24" style:family="paragraph" style:parent-style-name="Text_20_body" style:list-style-name="L1">
      <style:text-properties fo:font-weight="normal" officeooo:rsid="00169b71" officeooo:paragraph-rsid="00169b71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022dcb2" officeooo:paragraph-rsid="0028f7b5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022dcb2" officeooo:paragraph-rsid="002a1d30" style:font-weight-asian="normal" style:font-weight-complex="normal"/>
    </style:style>
    <style:style style:name="P27" style:family="paragraph" style:parent-style-name="Text_20_body" style:list-style-name="L3">
      <style:text-properties officeooo:paragraph-rsid="002772f0"/>
    </style:style>
    <style:style style:name="P28" style:family="paragraph" style:parent-style-name="Text_20_body" style:list-style-name="L4">
      <style:text-properties officeooo:rsid="0028f7b5" officeooo:paragraph-rsid="0028f7b5"/>
    </style:style>
    <style:style style:name="P29" style:family="paragraph" style:parent-style-name="Text_20_body" style:list-style-name="L4">
      <style:text-properties officeooo:rsid="0028f7b5" officeooo:paragraph-rsid="002a1d30"/>
    </style:style>
    <style:style style:name="P30" style:family="paragraph" style:parent-style-name="Text_20_body">
      <style:text-properties officeooo:rsid="00264795" officeooo:paragraph-rsid="002c39be"/>
    </style:style>
    <style:style style:name="P31" style:family="paragraph" style:parent-style-name="Text_20_body">
      <style:text-properties officeooo:paragraph-rsid="002c39be"/>
    </style:style>
    <style:style style:name="P32" style:family="paragraph" style:parent-style-name="Text_20_body" style:list-style-name="L5">
      <style:text-properties officeooo:paragraph-rsid="002c39be"/>
    </style:style>
    <style:style style:name="P33" style:family="paragraph" style:parent-style-name="Heading_20_3">
      <style:text-properties officeooo:paragraph-rsid="002a6f30"/>
    </style:style>
    <style:style style:name="P34" style:family="paragraph" style:parent-style-name="Heading_20_3">
      <style:text-properties officeooo:paragraph-rsid="0022dcb2"/>
    </style:style>
    <style:style style:name="P35" style:family="paragraph" style:parent-style-name="Heading_20_3">
      <style:text-properties officeooo:paragraph-rsid="001cabdb"/>
    </style:style>
    <style:style style:name="P36" style:family="paragraph" style:parent-style-name="Heading_20_3">
      <style:text-properties officeooo:paragraph-rsid="00235ba7"/>
    </style:style>
    <style:style style:name="T1" style:family="text">
      <style:text-properties officeooo:rsid="0016466a"/>
    </style:style>
    <style:style style:name="T2" style:family="text">
      <style:text-properties officeooo:rsid="0018c15d"/>
    </style:style>
    <style:style style:name="T3" style:family="text">
      <style:text-properties officeooo:rsid="001cabdb"/>
    </style:style>
    <style:style style:name="T4" style:family="text">
      <style:text-properties officeooo:rsid="001d1b83"/>
    </style:style>
    <style:style style:name="T5" style:family="text">
      <style:text-properties fo:font-style="normal" officeooo:rsid="0028f7b5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e0c838"/>
    </style:style>
    <style:style style:name="T8" style:family="text">
      <style:text-properties fo:color="#e0c838" officeooo:rsid="002004e1"/>
    </style:style>
    <style:style style:name="T9" style:family="text">
      <style:text-properties fo:color="#e0c838" officeooo:rsid="0017e219"/>
    </style:style>
    <style:style style:name="T10" style:family="text">
      <style:text-properties fo:color="#e0c838" officeooo:rsid="00235ba7"/>
    </style:style>
    <style:style style:name="T11" style:family="text">
      <style:text-properties fo:color="#e0c838" officeooo:rsid="001cabdb"/>
    </style:style>
    <style:style style:name="T12" style:family="text">
      <style:text-properties fo:color="#666666"/>
    </style:style>
    <style:style style:name="T13" style:family="text">
      <style:text-properties fo:color="#666666" officeooo:rsid="002004e1"/>
    </style:style>
    <style:style style:name="T14" style:family="text">
      <style:text-properties fo:color="#666666" officeooo:rsid="001cabdb"/>
    </style:style>
    <style:style style:name="T15" style:family="text">
      <style:text-properties fo:color="#666666" officeooo:rsid="00235ba7"/>
    </style:style>
    <style:style style:name="T16" style:family="text">
      <style:text-properties officeooo:rsid="00235ba7"/>
    </style:style>
    <style:style style:name="T17" style:family="text">
      <style:text-properties officeooo:rsid="00269bb3"/>
    </style:style>
    <style:style style:name="T18" style:family="text">
      <style:text-properties fo:color="#3f8000"/>
    </style:style>
    <style:style style:name="T19" style:family="text">
      <style:text-properties fo:color="#3f8000" officeooo:rsid="00235ba7"/>
    </style:style>
    <style:style style:name="T20" style:family="text">
      <style:text-properties fo:color="#3f8000" style:text-underline-style="none"/>
    </style:style>
    <style:style style:name="T21" style:family="text">
      <style:text-properties fo:color="#3f8000" officeooo:rsid="00169b71"/>
    </style:style>
    <style:style style:name="T22" style:family="text">
      <style:text-properties fo:color="#3f8000" officeooo:rsid="002a6f30"/>
    </style:style>
    <style:style style:name="T23" style:family="text">
      <style:text-properties officeooo:rsid="002772f0"/>
    </style:style>
    <style:style style:name="T24" style:family="text">
      <style:text-properties officeooo:rsid="0028f7b5"/>
    </style:style>
    <style:style style:name="T25" style:family="text">
      <style:text-properties officeooo:rsid="002a1d30"/>
    </style:style>
    <style:style style:name="T26" style:family="text">
      <style:text-properties officeooo:rsid="002aa79a"/>
    </style:style>
    <style:style style:name="T27" style:family="text">
      <style:text-properties style:font-name="Arial"/>
    </style:style>
    <style:style style:name="T28" style:family="text">
      <style:text-properties officeooo:rsid="002c39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 <text:span text:style-name="T1">- </text:span>Politique<text:span text:style-name="T3">s</text:span> de libre accès des éditeurs en chimie</text:h>
      <text:p text:style-name="P18"/>
      <text:p text:style-name="Subtitle">Editeur : <text:span text:style-name="T17">RSC - Royal Society of Chemistry</text:span></text:p>
      <text:p text:style-name="P3"/>
      <text:p text:style-name="Horizontal_20_Line"/>
      <text:h text:style-name="Heading_20_2" text:outline-level="2"><text:span text:style-name="T19">1. </text:span><text:span text:style-name="T18">Rubrique 1 : </text:span><text:span text:style-name="T20">green open access</text:span></text:h>
      <text:p text:style-name="P19"/>
      <text:p text:style-name="Preformatted_20_Text"><text:span text:style-name="T6">URL des pages consultées :</text:span> </text:p>
      <text:p text:style-name="Preformatted_20_Text"/>
      <text:p text:style-name="Text_20_body">https://www.rsc.org/<text:span text:style-name="T27">journals</text:span>-books-databases/open-access/open-access-info/</text:p>
      <text:p text:style-name="P16">https://www.rsc.org/journals-books-databases/open-access/green-open-access/</text:p>
      <text:h text:style-name="Heading_20_3" text:outline-level="3"><text:span text:style-name="T19">1.2 </text:span><text:span text:style-name="T18">Comment situer la politique de cet éditeur par rapport à ce que permet la loi pour une République numérique?</text:span></text:h>
      <text:list xml:id="list3842867947" text:style-name="L1">
        <text:list-item>
          <text:p text:style-name="P23">Plus restrictive</text:p>
        </text:list-item>
        <text:list-item>
          <text:p text:style-name="P24">Moins restrictive</text:p>
        </text:list-item>
      </text:list>
      <text:h text:style-name="P33" text:outline-level="3"><text:span text:style-name="T19">1.3 </text:span><text:span text:style-name="T18">Précisez : </text:span><text:span text:style-name="T21">Quelle(s) version(s) d'un article est-il permis de déposer dans une archive ouverte </text:span><text:span text:style-name="T22">(preprint, manuscrit accepté, etc.)</text:span><text:span text:style-name="T21">? Avec quelle durée d'embargo ?</text:span></text:h>
      <text:p text:style-name="P2">Manuscrit accepté : embargo de 12 mois </text:p>
      <text:p text:style-name="P4"/>
      <text:p text:style-name="Horizontal_20_Line"/>
      <text:h text:style-name="Heading_20_2" text:outline-level="2"><text:span text:style-name="T10">2. </text:span><text:span text:style-name="T7">Rubrique </text:span><text:span text:style-name="T9">2</text:span><text:span text:style-name="T7"> : g</text:span><text:span text:style-name="T9">old</text:span><text:span text:style-name="T7"> open access</text:span></text:h>
      <text:p text:style-name="P19"/>
      <text:p text:style-name="Preformatted_20_Text"><text:span text:style-name="T6">URL des pages consultées :</text:span> </text:p>
      <text:p text:style-name="Preformatted_20_Text"/>
      <text:p text:style-name="P5"><text:a xlink:type="simple" xlink:href="https://www.rsc.org/journals-books-databases/open-access/gold-open-access/" text:style-name="Internet_20_link" text:visited-style-name="Visited_20_Internet_20_Link">https://www.rsc.org/journals-books-databases/open-access/gold-open-access/</text:a></text:p>
      <text:p text:style-name="P6"><text:a xlink:type="simple" xlink:href="https://www.rsc.org/journals-books-databases/about-journals/rsc-advances/" text:style-name="Internet_20_link" text:visited-style-name="Visited_20_Internet_20_Link">https://www.rsc.org/journals-books-databases/about-journals/rsc-advances/</text:a></text:p>
      <text:p text:style-name="P6">https://www.rsc.org/journals-books-databases/open-access/gold-open-access/#discounts</text:p>
      <text:h text:style-name="P34" text:outline-level="3"><text:span text:style-name="T10">2.1 </text:span><text:span text:style-name="T7">Nombre de titres concernés </text:span><text:span text:style-name="T8">(toutes disciplines confondues) ou lien vers la liste</text:span> </text:h>
      <text:p text:style-name="P10">4 </text:p>
      <text:h text:style-name="P35" text:outline-level="3"><text:span text:style-name="T10">2.2 </text:span><text:span text:style-name="T7">Licences de publication </text:span><text:span text:style-name="T11">possibles</text:span></text:h>
      <text:p text:style-name="P7">Creative Commons : </text:p>
      <text:list xml:id="list2470477856" text:style-name="L2">
        <text:list-item>
          <text:p text:style-name="P25"><text:soft-page-break/>CC BY </text:p>
        </text:list-item>
        <text:list-item>
          <text:p text:style-name="P25">CC BY-NC </text:p>
        </text:list-item>
      </text:list>
      <text:h text:style-name="Heading_20_3" text:outline-level="3"><text:span text:style-name="T10">2.3 </text:span><text:span text:style-name="T7">Politique tarifaire en quelques mots</text:span> </text:h>
      <text:p text:style-name="P10">Pour 3 des 4 titres, les frais de publications ne sont pas facturés pour l'instant.</text:p>
      <text:list xml:id="list3580124072" text:style-name="L3">
        <text:list-item>
          <text:p text:style-name="P27"><text:a xlink:type="simple" xlink:href="https://www.rsc.org/journals-books-databases/about-journals/chemical-science/" text:style-name="Internet_20_link" text:visited-style-name="Visited_20_Internet_20_Link"><text:span text:style-name="Emphasis">Chemical Science</text:span></text:a>: our flagship journal, the article processing charge is currently waived for all authors.</text:p>
        </text:list-item>
        <text:list-item>
          <text:p text:style-name="P27"><text:a xlink:type="simple" xlink:href="https://www.rsc.org/journals-books-databases/about-journals/nanoscale-advances/" text:style-name="Internet_20_link" text:visited-style-name="Visited_20_Internet_20_Link"><text:span text:style-name="Emphasis">Nanoscale Advances</text:span></text:a>: the article processing charge is waived for all authors until mid-2021.</text:p>
        </text:list-item>
        <text:list-item>
          <text:p text:style-name="P27"><text:a xlink:type="simple" xlink:href="https://www.rsc.org/journals-books-databases/about-journals/rsc-chemical-biology/" text:style-name="Internet_20_link" text:visited-style-name="Visited_20_Internet_20_Link"><text:span text:style-name="Emphasis"><text:span text:style-name="T23">RSC Chemical Biology</text:span></text:span></text:a><text:span text:style-name="T23"> is a full open access journal and the article processing charge is waivered for all authors until mid-2022.</text:span></text:p>
        </text:list-item>
      </text:list>
      <text:p text:style-name="P11"><text:span text:style-name="Emphasis"><text:span text:style-name="T5">Pour</text:span></text:span><text:span text:style-name="Emphasis"><text:span text:style-name="T24"> </text:span></text:span><text:a xlink:type="simple" xlink:href="https://www.rsc.org/journals-books-databases/about-journals/rsc-advances/" text:style-name="Internet_20_link" text:visited-style-name="Visited_20_Internet_20_Link"><text:span text:style-name="Emphasis">RSC Advances</text:span></text:a> <text:span text:style-name="T24">les frais de publication sont de £750.</text:span></text:p>
      <text:p text:style-name="P12"><text:span text:style-name="T25">D</text:span>es réductions s'appliquent en fonction :</text:p>
      <text:list xml:id="list307339830" text:style-name="L4">
        <text:list-item>
          <text:p text:style-name="P28">du pays d'origine (Inde, Indonésie et Philippines : £500 ; pays des groupes A et B de Research4Life : aucun frais),</text:p>
        </text:list-item>
        <text:list-item>
          <text:p text:style-name="P28">du statut de membre de <text:span text:style-name="T25">la RSC</text:span> (réduction de 15%).</text:p>
        </text:list-item>
      </text:list>
      <text:p text:style-name="P14"/>
      <text:p text:style-name="Horizontal_20_Line"/>
      <text:h text:style-name="Heading_20_2" text:outline-level="2"><text:span text:style-name="T15">3. </text:span><text:span text:style-name="T12">Rubrique 3 : hybrid open access</text:span></text:h>
      <text:p text:style-name="P19"/>
      <text:p text:style-name="P19">URL des pages consultées :</text:p>
      <text:p text:style-name="P19"/>
      <text:p text:style-name="P21"><text:a xlink:type="simple" xlink:href="https://www.rsc.org/journals-books-databases/open-access/gold-open-access/#apc" text:style-name="Internet_20_link" text:visited-style-name="Visited_20_Internet_20_Link">https://www.rsc.org/journals-books-databases/open-access/gold-open-access/#apc</text:a></text:p>
      <text:p text:style-name="P17"/>
      <text:h text:style-name="P34" text:outline-level="3"><text:span text:style-name="T15">3.1 </text:span><text:span text:style-name="T12">Nombre de titres concernés </text:span><text:span text:style-name="T13">(toutes disciplines confondues) ou lien vers la liste</text:span> </text:h>
      <text:p text:style-name="P15">Il est possible de publier en hybride dans tous les titres de la RSC, voir la liste complète : https://www.rsc.org/journals-books-databases/about-journals/#journal-categories</text:p>
      <text:h text:style-name="P36" text:outline-level="3"><text:span text:style-name="T15">3.2 </text:span><text:span text:style-name="T12">Licences de publication </text:span><text:span text:style-name="T14">possibles</text:span> </text:h>
      <text:p text:style-name="P8">Creative Commons : </text:p>
      <text:list xml:id="list104419678838284" text:continue-list="list2470477856" text:style-name="L2">
        <text:list-item>
          <text:p text:style-name="P26">CC BY </text:p>
        </text:list-item>
        <text:list-item>
          <text:p text:style-name="P26">CC BY-NC</text:p>
        </text:list-item>
      </text:list>
      <text:h text:style-name="P36" text:outline-level="3"><text:span text:style-name="T15">3.3 </text:span><text:span text:style-name="T12">Politique tarifaire en quelques mots</text:span></text:h>
      <text:p text:style-name="P15">Le tarif <text:span text:style-name="T26">est le même pour toutes les revues, il varie en fonction du</text:span> type d'article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munication</text:p>
          </table:table-cell>
          <table:table-cell table:style-name="Tableau1.A1" office:value-type="string">
            <text:p text:style-name="Table_20_Contents">£1,000 (+tax if applicable)</text:p>
          </table:table-cell>
        </table:table-row>
        <table:table-row>
          <table:table-cell table:style-name="Tableau1.A1" office:value-type="string">
            <text:p text:style-name="Table_20_Contents">Paper</text:p>
          </table:table-cell>
          <table:table-cell table:style-name="Tableau1.A1" office:value-type="string">
            <text:p text:style-name="Table_20_Contents">£1,600 (+tax if applicable)</text:p>
          </table:table-cell>
        </table:table-row>
        <text:soft-page-break/>
        <table:table-row>
          <table:table-cell table:style-name="Tableau1.A1" office:value-type="string">
            <text:p text:style-name="Table_20_Contents">Review-type article</text:p>
          </table:table-cell>
          <table:table-cell table:style-name="Tableau1.A1" office:value-type="string">
            <text:p text:style-name="P22">£2,500 (+tax if applicable)</text:p>
          </table:table-cell>
        </table:table-row>
      </table:table>
      <text:p text:style-name="P15"/>
      <text:p text:style-name="P13"><text:span text:style-name="T25">D</text:span>es réductions s'appliquent en fonction :</text:p>
      <text:list xml:id="list104419985460100" text:continue-list="list307339830" text:style-name="L4">
        <text:list-item>
          <text:p text:style-name="P29">du pays d'origine (Inde, Indonésie et Philippines : £500 ; pays des groupes A et B de Research4Life : aucun frais),</text:p>
        </text:list-item>
        <text:list-item>
          <text:p text:style-name="P29">du statut de membre de certaines sociétés savantes (réduction de 15%).</text:p>
        </text:list-item>
      </text:list>
      <text:p text:style-name="Horizontal_20_Line"/>
      <text:h text:style-name="Heading_20_2" text:outline-level="2"><text:span text:style-name="T16">4. </text:span>Rubrique 4 (facultatif) : autres </text:h>
      <text:p text:style-name="P20"/>
      <text:p text:style-name="P20">URL des pages consultées :</text:p>
      <text:p text:style-name="P20"/>
      <text:p text:style-name="P9"><text:a xlink:type="simple" xlink:href="https://www.rsc.org/journals-books-databases/open-access/open-access-info/#choose" text:style-name="Internet_20_link" text:visited-style-name="Visited_20_Internet_20_Link"><text:span text:style-name="T17">https://www.rsc.org/journals-books-databases/open-access/open-access-info/#choose</text:span></text:a></text:p>
      <text:p text:style-name="P10">https://www.howcanishareit.com/</text:p>
      <text:h text:style-name="Heading_20_3" text:outline-level="3"><text:span text:style-name="T16">4.1 </text:span>L'éditeur permet-il d'autres usages <text:span text:style-name="T28">publics</text:span> (<text:span text:style-name="T2">mise en ligne sur un site web personnel, de laboratoire, ResearchGate, etc.)?</text:span></text:h>
      <text:p text:style-name="P30">L'éditeur permet la mise en ligne <text:span text:style-name="T17">du</text:span> manuscrit accepté sur le site web personnel de l'auteur, <text:span text:style-name="T17">avec un embargo de 12 mois</text:span>.</text:p>
      <text:p text:style-name="P31"><text:span text:style-name="T17">La mise en ligne du manuscrit accepté sur un réseau social scientifique est permise :</text:span></text:p>
      <text:list xml:id="list3188738009" text:style-name="L5">
        <text:list-item>
          <text:p text:style-name="P32"><text:span text:style-name="T17">avec un embargo de 12 mois , </text:span></text:p>
        </text:list-item>
        <text:list-item>
          <text:p text:style-name="P32"><text:span text:style-name="T28">et seulement si ce dernier est signataire des "</text:span>STM sharing principles", <text:span text:style-name="T23">comme par exemple Mendeley, ReadCube, Figshare. ResearchGate ne fait pas partie des services qui ont adhéré à ces principes.</text:span></text:p>
        </text:list-item>
      </text:list>
      <text:h text:style-name="Heading_20_3" text:outline-level="3"><text:span text:style-name="T16">4.2 </text:span>Point<text:span text:style-name="T4">s</text:span> de vigilance, remarque<text:span text:style-name="T4">s</text:span></text:h>
      <text:p text:style-name="P16">Les preprints ne sont pas mentionné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46S</meta:editing-duration>
    <meta:editing-cycles>15</meta:editing-cycles>
    <meta:generator>LibreOffice/5.3.5.2$Windows_x86 LibreOffice_project/50d9bf2b0a79cdb85a3814b592608037a682059d</meta:generator>
    <dc:date>2020-01-29T10:44:16.904000000</dc:date>
    <meta:document-statistic meta:table-count="1" meta:image-count="0" meta:object-count="0" meta:page-count="3" meta:paragraph-count="63" meta:word-count="540" meta:character-count="3669" meta:non-whitespace-character-count="3206"/>
    <meta:user-defined meta:name="Info 1"/>
    <meta:user-defined meta:name="Info 2"/>
    <meta:user-defined meta:name="Info 3"/>
    <meta:user-defined meta:name="Info 4"/>
  </office:meta>
</office:document-meta>
</file>